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Georgia1" svg:font-family="Georgia" style:font-family-generic="modern"/>
    <style:font-face style:name="Georgia" svg:font-family="Georgia"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cf6c1"/>
    </style:style>
    <style:style style:name="P2" style:family="paragraph" style:parent-style-name="Standard">
      <style:paragraph-properties fo:text-align="start" style:justify-single-word="false"/>
      <style:text-properties officeooo:paragraph-rsid="001edd4d"/>
    </style:style>
    <style:style style:name="P3" style:family="paragraph" style:parent-style-name="Standard">
      <style:paragraph-properties fo:text-align="start" style:justify-single-word="false"/>
      <style:text-properties officeooo:paragraph-rsid="002277b8"/>
    </style:style>
    <style:style style:name="P4" style:family="paragraph" style:parent-style-name="Standard">
      <style:paragraph-properties fo:text-align="start" style:justify-single-word="false"/>
      <style:text-properties officeooo:paragraph-rsid="002464fd"/>
    </style:style>
    <style:style style:name="P5" style:family="paragraph" style:parent-style-name="Standard">
      <style:paragraph-properties fo:text-align="start" style:justify-single-word="false"/>
      <style:text-properties officeooo:paragraph-rsid="0025e3d4"/>
    </style:style>
    <style:style style:name="P6" style:family="paragraph" style:parent-style-name="Standard">
      <style:paragraph-properties fo:text-align="start" style:justify-single-word="false"/>
      <style:text-properties officeooo:paragraph-rsid="00275b4f"/>
    </style:style>
    <style:style style:name="P7" style:family="paragraph" style:parent-style-name="Standard">
      <style:paragraph-properties fo:text-align="start" style:justify-single-word="false"/>
      <style:text-properties officeooo:paragraph-rsid="00276e48"/>
    </style:style>
    <style:style style:name="P8" style:family="paragraph" style:parent-style-name="Standard">
      <style:paragraph-properties fo:text-align="start" style:justify-single-word="false"/>
      <style:text-properties officeooo:paragraph-rsid="0029d599"/>
    </style:style>
    <style:style style:name="P9" style:family="paragraph" style:parent-style-name="Standard">
      <style:paragraph-properties fo:text-align="start" style:justify-single-word="false"/>
      <style:text-properties officeooo:paragraph-rsid="002bd25a"/>
    </style:style>
    <style:style style:name="P10" style:family="paragraph" style:parent-style-name="Standard">
      <style:paragraph-properties fo:text-align="start" style:justify-single-word="false"/>
      <style:text-properties officeooo:paragraph-rsid="0037d9b2"/>
    </style:style>
    <style:style style:name="P11" style:family="paragraph" style:parent-style-name="Standard">
      <style:paragraph-properties fo:text-align="start" style:justify-single-word="false"/>
      <style:text-properties officeooo:paragraph-rsid="0039bfd7"/>
    </style:style>
    <style:style style:name="P12" style:family="paragraph" style:parent-style-name="Standard">
      <style:paragraph-properties fo:text-align="start" style:justify-single-word="false"/>
      <style:text-properties officeooo:paragraph-rsid="003c1820"/>
    </style:style>
    <style:style style:name="P13" style:family="paragraph" style:parent-style-name="Standard">
      <style:paragraph-properties fo:text-align="start" style:justify-single-word="false"/>
      <style:text-properties officeooo:paragraph-rsid="00418cbc"/>
    </style:style>
    <style:style style:name="P14" style:family="paragraph" style:parent-style-name="Standard">
      <style:text-properties style:font-name="Arial" fo:font-size="10pt" officeooo:rsid="000ce284" officeooo:paragraph-rsid="001a4cd9" style:font-size-asian="10pt" style:font-size-complex="10pt"/>
    </style:style>
    <style:style style:name="P15" style:family="paragraph" style:parent-style-name="Standard">
      <style:text-properties style:font-name="Arial" fo:font-size="10pt" officeooo:rsid="000ce284" officeooo:paragraph-rsid="001cb009" style:font-size-asian="10pt" style:font-size-complex="10pt"/>
    </style:style>
    <style:style style:name="P16" style:family="paragraph" style:parent-style-name="Standard">
      <style:text-properties style:font-name="Arial" fo:font-size="10pt" officeooo:rsid="000ce284" officeooo:paragraph-rsid="002ddd57" style:font-size-asian="10pt" style:font-size-complex="10pt"/>
    </style:style>
    <style:style style:name="P17" style:family="paragraph" style:parent-style-name="Standard">
      <style:text-properties style:font-name="Arial" fo:font-size="10pt" officeooo:rsid="000ce284" officeooo:paragraph-rsid="0036b976" style:font-size-asian="10pt" style:font-size-complex="10pt"/>
    </style:style>
    <style:style style:name="P18" style:family="paragraph" style:parent-style-name="Standard">
      <style:paragraph-properties fo:text-align="start" style:justify-single-word="false"/>
      <style:text-properties style:font-name="Arial" fo:font-size="10pt" officeooo:paragraph-rsid="001cb009" style:font-size-asian="10pt" style:font-size-complex="10pt"/>
    </style:style>
    <style:style style:name="P19" style:family="paragraph" style:parent-style-name="Standard">
      <style:paragraph-properties fo:text-align="start" style:justify-single-word="false"/>
      <style:text-properties style:font-name="Arial" fo:font-size="10pt" officeooo:paragraph-rsid="0036b976" style:font-size-asian="10pt" style:font-size-complex="10pt"/>
    </style:style>
    <style:style style:name="P20" style:family="paragraph" style:parent-style-name="Standard">
      <style:text-properties style:font-name="Arial" fo:font-size="10pt" officeooo:rsid="001cf6c1" officeooo:paragraph-rsid="001cf6c1" style:font-size-asian="10pt" style:font-size-complex="10pt"/>
    </style:style>
    <style:style style:name="P21" style:family="paragraph" style:parent-style-name="Standard">
      <style:text-properties style:font-name="Arial" fo:font-size="10pt" officeooo:rsid="001cb009" officeooo:paragraph-rsid="001cb009" style:font-size-asian="10pt" style:font-size-complex="10pt"/>
    </style:style>
    <style:style style:name="P22" style:family="paragraph" style:parent-style-name="Standard">
      <style:paragraph-properties fo:text-align="start" style:justify-single-word="false"/>
      <style:text-properties style:font-name="Arial" fo:font-size="10pt" officeooo:rsid="001cb009" officeooo:paragraph-rsid="001cb009" style:font-size-asian="10pt" style:font-size-complex="10pt"/>
    </style:style>
    <style:style style:name="P23" style:family="paragraph" style:parent-style-name="Standard">
      <style:paragraph-properties fo:text-align="start" style:justify-single-word="false"/>
      <style:text-properties style:font-name="Arial" fo:font-size="10pt" officeooo:rsid="001cb009" officeooo:paragraph-rsid="0036b976" style:font-size-asian="10pt" style:font-size-complex="10pt"/>
    </style:style>
    <style:style style:name="P24" style:family="paragraph" style:parent-style-name="Standard">
      <style:text-properties style:font-name="Arial" fo:font-size="10pt" officeooo:rsid="002ddd57" officeooo:paragraph-rsid="002ddd57" style:font-size-asian="10pt" style:font-size-complex="10pt"/>
    </style:style>
    <style:style style:name="P25" style:family="paragraph" style:parent-style-name="Standard">
      <style:text-properties style:font-name="Arial" fo:font-size="10pt" officeooo:rsid="002f11a1" officeooo:paragraph-rsid="002f11a1" style:font-size-asian="10pt" style:font-size-complex="10pt"/>
    </style:style>
    <style:style style:name="P26" style:family="paragraph" style:parent-style-name="Standard">
      <style:paragraph-properties fo:text-align="start" style:justify-single-word="false"/>
      <style:text-properties style:font-name="Arial" fo:font-size="10pt" officeooo:rsid="002464fd" officeooo:paragraph-rsid="0036b976" style:font-size-asian="10pt" style:font-size-complex="10pt"/>
    </style:style>
    <style:style style:name="P27" style:family="paragraph" style:parent-style-name="Standard">
      <style:paragraph-properties fo:text-align="start" style:justify-single-word="false"/>
      <style:text-properties style:font-name="Arial" fo:font-size="10pt" fo:font-weight="bold" officeooo:rsid="001cb009" officeooo:paragraph-rsid="001cb009" fo:background-color="#00ff00" style:font-size-asian="10pt" style:font-weight-asian="bold" style:font-size-complex="10pt" style:font-weight-complex="bold"/>
    </style:style>
    <style:style style:name="P28" style:family="paragraph" style:parent-style-name="Standard">
      <style:text-properties style:font-name="Arial" fo:font-size="10pt" fo:font-weight="bold" officeooo:rsid="001cb009" officeooo:paragraph-rsid="0036b976" fo:background-color="#00ff00" style:font-size-asian="10pt" style:font-weight-asian="bold" style:font-size-complex="10pt" style:font-weight-complex="bold"/>
    </style:style>
    <style:style style:name="P29" style:family="paragraph" style:parent-style-name="Standard">
      <style:paragraph-properties fo:text-align="start" style:justify-single-word="false"/>
      <style:text-properties officeooo:rsid="002464fd" officeooo:paragraph-rsid="001cb009"/>
    </style:style>
    <style:style style:name="P30" style:family="paragraph" style:parent-style-name="Standard">
      <style:paragraph-properties fo:text-align="start" style:justify-single-word="false"/>
      <style:text-properties style:font-name="Georgia" fo:font-size="10pt" officeooo:rsid="001cf6c1" officeooo:paragraph-rsid="001cf6c1" style:font-size-asian="10pt" style:font-size-complex="10pt"/>
    </style:style>
    <style:style style:name="P31" style:family="paragraph" style:parent-style-name="Standard">
      <style:paragraph-properties fo:text-align="start" style:justify-single-word="false"/>
      <style:text-properties style:font-name="Georgia" fo:font-size="10pt" officeooo:rsid="001cf6c1" officeooo:paragraph-rsid="001edd4d" style:font-size-asian="10pt" style:font-size-complex="10pt"/>
    </style:style>
    <style:style style:name="P32" style:family="paragraph" style:parent-style-name="Standard">
      <style:paragraph-properties fo:text-align="start" style:justify-single-word="false"/>
      <style:text-properties style:font-name="Georgia" fo:font-size="10pt" officeooo:rsid="001edd4d" officeooo:paragraph-rsid="001edd4d" style:font-size-asian="10pt" style:font-size-complex="10pt"/>
    </style:style>
    <style:style style:name="P33" style:family="paragraph" style:parent-style-name="Standard">
      <style:paragraph-properties fo:text-align="start" style:justify-single-word="false"/>
      <style:text-properties style:font-name="Georgia" fo:font-size="10pt" officeooo:rsid="001edd4d" officeooo:paragraph-rsid="001cf6c1" style:font-size-asian="10pt" style:font-size-complex="10pt"/>
    </style:style>
    <style:style style:name="P34" style:family="paragraph" style:parent-style-name="Standard">
      <style:paragraph-properties fo:text-align="start" style:justify-single-word="false"/>
      <style:text-properties style:font-name="Georgia" fo:font-size="10pt" officeooo:rsid="001edd4d" officeooo:paragraph-rsid="00276e48" style:font-size-asian="10pt" style:font-size-complex="10pt"/>
    </style:style>
    <style:style style:name="P35" style:family="paragraph" style:parent-style-name="Standard">
      <style:paragraph-properties fo:text-align="start" style:justify-single-word="false"/>
      <style:text-properties style:font-name="Georgia" fo:font-size="10pt" officeooo:rsid="002277b8" officeooo:paragraph-rsid="002277b8" style:font-size-asian="10pt" style:font-size-complex="10pt"/>
    </style:style>
    <style:style style:name="P36" style:family="paragraph" style:parent-style-name="Standard">
      <style:paragraph-properties fo:text-align="start" style:justify-single-word="false"/>
      <style:text-properties style:font-name="Georgia" fo:font-size="10pt" officeooo:rsid="002464fd" officeooo:paragraph-rsid="002464fd" style:font-size-asian="10pt" style:font-size-complex="10pt"/>
    </style:style>
    <style:style style:name="P37" style:family="paragraph" style:parent-style-name="Standard">
      <style:paragraph-properties fo:text-align="start" style:justify-single-word="false"/>
      <style:text-properties style:font-name="Georgia" fo:font-size="10pt" officeooo:rsid="002464fd" officeooo:paragraph-rsid="0025e3d4" style:font-size-asian="10pt" style:font-size-complex="10pt"/>
    </style:style>
    <style:style style:name="P38" style:family="paragraph" style:parent-style-name="Standard">
      <style:paragraph-properties fo:text-align="start" style:justify-single-word="false"/>
      <style:text-properties style:font-name="Georgia" fo:font-size="10pt" officeooo:rsid="002464fd" officeooo:paragraph-rsid="0029d599" style:font-size-asian="10pt" style:font-size-complex="10pt"/>
    </style:style>
    <style:style style:name="P39" style:family="paragraph" style:parent-style-name="Standard">
      <style:paragraph-properties fo:text-align="start" style:justify-single-word="false"/>
      <style:text-properties style:font-name="Georgia" fo:font-size="10pt" officeooo:rsid="00275b4f" officeooo:paragraph-rsid="00275b4f" style:font-size-asian="10pt" style:font-size-complex="10pt"/>
    </style:style>
    <style:style style:name="P40" style:family="paragraph" style:parent-style-name="Standard">
      <style:paragraph-properties fo:text-align="start" style:justify-single-word="false"/>
      <style:text-properties style:font-name="Georgia" fo:font-size="10pt" officeooo:rsid="00275b4f" officeooo:paragraph-rsid="0029d599" style:font-size-asian="10pt" style:font-size-complex="10pt"/>
    </style:style>
    <style:style style:name="P41" style:family="paragraph" style:parent-style-name="Standard">
      <style:paragraph-properties fo:text-align="start" style:justify-single-word="false"/>
      <style:text-properties style:font-name="Georgia" fo:font-size="10pt" officeooo:rsid="00281d7a" officeooo:paragraph-rsid="00281d7a" style:font-size-asian="10pt" style:font-size-complex="10pt"/>
    </style:style>
    <style:style style:name="P42" style:family="paragraph" style:parent-style-name="Standard">
      <style:paragraph-properties fo:text-align="start" style:justify-single-word="false"/>
      <style:text-properties style:font-name="Georgia" fo:font-size="10pt" officeooo:rsid="00276e48" officeooo:paragraph-rsid="00276e48" style:font-size-asian="10pt" style:font-size-complex="10pt"/>
    </style:style>
    <style:style style:name="P43" style:family="paragraph" style:parent-style-name="Standard">
      <style:paragraph-properties fo:text-align="start" style:justify-single-word="false"/>
      <style:text-properties style:font-name="Georgia" fo:font-size="10pt" officeooo:rsid="002bd25a" officeooo:paragraph-rsid="002bd25a" style:font-size-asian="10pt" style:font-size-complex="10pt"/>
    </style:style>
    <style:style style:name="P44" style:family="paragraph" style:parent-style-name="Standard">
      <style:paragraph-properties fo:text-align="start" style:justify-single-word="false"/>
      <style:text-properties style:font-name="Georgia" fo:font-size="10pt" officeooo:rsid="002bd25a" officeooo:paragraph-rsid="0039bfd7" style:font-size-asian="10pt" style:font-size-complex="10pt"/>
    </style:style>
    <style:style style:name="P45" style:family="paragraph" style:parent-style-name="Standard">
      <style:paragraph-properties fo:text-align="start" style:justify-single-word="false"/>
      <style:text-properties style:font-name="Georgia" fo:font-size="10pt" officeooo:rsid="002bf5fc" officeooo:paragraph-rsid="0039bfd7" style:font-size-asian="10pt" style:font-size-complex="10pt"/>
    </style:style>
    <style:style style:name="P46" style:family="paragraph" style:parent-style-name="Standard">
      <style:paragraph-properties fo:text-align="start" style:justify-single-word="false"/>
      <style:text-properties style:font-name="Georgia" fo:font-size="10pt" officeooo:rsid="0037d9b2" officeooo:paragraph-rsid="0039bfd7" style:font-size-asian="10pt" style:font-size-complex="10pt"/>
    </style:style>
    <style:style style:name="P47" style:family="paragraph" style:parent-style-name="Standard">
      <style:paragraph-properties fo:text-align="start" style:justify-single-word="false"/>
      <style:text-properties style:font-name="Georgia" fo:font-size="10pt" officeooo:rsid="0037d9b2" officeooo:paragraph-rsid="0037d9b2" style:font-size-asian="10pt" style:font-size-complex="10pt"/>
    </style:style>
    <style:style style:name="P48" style:family="paragraph" style:parent-style-name="Standard">
      <style:paragraph-properties fo:text-align="start" style:justify-single-word="false"/>
      <style:text-properties style:font-name="Georgia" fo:font-size="10pt" officeooo:rsid="00418cbc" officeooo:paragraph-rsid="00418cbc" style:font-size-asian="10pt" style:font-size-complex="10pt"/>
    </style:style>
    <style:style style:name="P49" style:family="paragraph" style:parent-style-name="Standard">
      <style:paragraph-properties fo:text-align="start" style:justify-single-word="false"/>
      <style:text-properties style:font-name="Georgia" fo:font-size="10pt" officeooo:rsid="00438344" officeooo:paragraph-rsid="00438344" style:font-size-asian="10pt" style:font-size-complex="10pt"/>
    </style:style>
    <style:style style:name="P50" style:family="paragraph" style:parent-style-name="Standard">
      <style:paragraph-properties fo:text-align="start" style:justify-single-word="false"/>
      <style:text-properties style:font-name="Georgia" fo:font-size="10pt" officeooo:rsid="003e11a6" officeooo:paragraph-rsid="00418cbc" style:font-size-asian="10pt" style:font-size-complex="10pt"/>
    </style:style>
    <style:style style:name="P51" style:family="paragraph" style:parent-style-name="Standard">
      <style:paragraph-properties fo:text-align="start" style:justify-single-word="false"/>
      <style:text-properties style:font-name="Georgia" fo:font-size="10pt" officeooo:rsid="003e11a6" officeooo:paragraph-rsid="003e11a6" style:font-size-asian="10pt"/>
    </style:style>
    <style:style style:name="P52" style:family="paragraph" style:parent-style-name="Standard">
      <style:paragraph-properties fo:text-align="start" style:justify-single-word="false"/>
      <style:text-properties style:font-name="Georgia" fo:font-size="10pt" officeooo:rsid="003c1820" officeooo:paragraph-rsid="003e11a6" style:font-size-asian="10pt"/>
    </style:style>
    <style:style style:name="P53" style:family="paragraph" style:parent-style-name="Standard">
      <style:paragraph-properties fo:text-align="start" style:justify-single-word="false"/>
      <style:text-properties style:font-name="Georgia" fo:font-size="10pt" officeooo:rsid="003aabfc" style:font-size-asian="10pt"/>
    </style:style>
    <style:style style:name="P54" style:family="paragraph" style:parent-style-name="Standard">
      <style:paragraph-properties fo:text-align="start" style:justify-single-word="false"/>
      <style:text-properties style:font-name="Georgia" fo:font-size="10pt" officeooo:rsid="003aabfc" officeooo:paragraph-rsid="003aabfc" style:font-size-asian="10pt"/>
    </style:style>
    <style:style style:name="P55" style:family="paragraph" style:parent-style-name="Standard">
      <style:paragraph-properties fo:text-align="start" style:justify-single-word="false"/>
      <style:text-properties style:font-name="Courier" fo:font-size="10pt" officeooo:rsid="002bd25a" officeooo:paragraph-rsid="002bd25a" style:font-size-asian="10pt" style:font-size-complex="10pt"/>
    </style:style>
    <style:style style:name="P56" style:family="paragraph" style:parent-style-name="Standard">
      <style:paragraph-properties fo:text-align="start" style:justify-single-word="false"/>
      <style:text-properties style:font-name="Courier" fo:font-size="10pt" officeooo:rsid="0037d9b2" officeooo:paragraph-rsid="0037d9b2" style:font-size-asian="10pt" style:font-size-complex="10pt"/>
    </style:style>
    <style:style style:name="P57" style:family="paragraph" style:parent-style-name="Standard">
      <style:paragraph-properties fo:text-align="start" style:justify-single-word="false"/>
      <style:text-properties style:font-name="Courier" fo:font-size="10pt" officeooo:rsid="003aabfc" style:font-size-asian="10pt"/>
    </style:style>
    <style:style style:name="P58" style:family="paragraph" style:parent-style-name="Standard">
      <style:paragraph-properties fo:text-align="start" style:justify-single-word="false"/>
      <style:text-properties style:font-name="Courier" fo:font-size="10pt" officeooo:rsid="003aabfc" officeooo:paragraph-rsid="0043ad58" style:font-size-asian="10pt"/>
    </style:style>
    <style:style style:name="P59" style:family="paragraph" style:parent-style-name="Standard" style:master-page-name="Standard">
      <style:paragraph-properties style:page-number="auto"/>
      <style:text-properties style:font-name="Arial" fo:font-size="10pt" officeooo:rsid="000b2a9a" officeooo:paragraph-rsid="001a4cd9" style:font-size-asian="10pt" style:font-size-complex="10pt"/>
    </style:style>
    <style:style style:name="P60" style:family="paragraph" style:parent-style-name="Standard">
      <style:paragraph-properties fo:text-align="start" style:justify-single-word="false"/>
      <style:text-properties style:font-name="Courier" fo:font-size="10pt" officeooo:rsid="0043ad58" officeooo:paragraph-rsid="0043ad58" style:font-size-asian="10pt"/>
    </style:style>
    <style:style style:name="T1" style:family="text">
      <style:text-properties officeooo:rsid="001a4cd9"/>
    </style:style>
    <style:style style:name="T2" style:family="text">
      <style:text-properties officeooo:rsid="001b043d"/>
    </style:style>
    <style:style style:name="T3" style:family="text">
      <style:text-properties officeooo:rsid="001cb009"/>
    </style:style>
    <style:style style:name="T4" style:family="text">
      <style:text-properties style:font-name="Georgia" fo:font-size="10pt" style:font-size-asian="10pt"/>
    </style:style>
    <style:style style:name="T5" style:family="text">
      <style:text-properties style:font-name="Georgia" fo:font-size="10pt" officeooo:rsid="001cf6c1" style:font-size-asian="10pt" style:font-size-complex="10pt"/>
    </style:style>
    <style:style style:name="T6" style:family="text">
      <style:text-properties style:font-name="Georgia" fo:font-size="10pt" officeooo:rsid="001edd4d" style:font-size-asian="10pt" style:font-size-complex="10pt"/>
    </style:style>
    <style:style style:name="T7" style:family="text">
      <style:text-properties style:font-name="Georgia" fo:font-size="10pt" officeooo:rsid="001f9942" style:font-size-asian="10pt" style:font-size-complex="10pt"/>
    </style:style>
    <style:style style:name="T8" style:family="text">
      <style:text-properties style:font-name="Georgia" fo:font-size="10pt" officeooo:rsid="00208511" style:font-size-asian="10pt" style:font-size-complex="10pt"/>
    </style:style>
    <style:style style:name="T9" style:family="text">
      <style:text-properties style:font-name="Georgia" fo:font-size="10pt" officeooo:rsid="002277b8" style:font-size-asian="10pt" style:font-size-complex="10pt"/>
    </style:style>
    <style:style style:name="T10" style:family="text">
      <style:text-properties style:font-name="Georgia" fo:font-size="10pt" officeooo:rsid="002464fd" style:font-size-asian="10pt" style:font-size-complex="10pt"/>
    </style:style>
    <style:style style:name="T11" style:family="text">
      <style:text-properties style:font-name="Georgia" fo:font-size="10pt" officeooo:rsid="0025e3d4" style:font-size-asian="10pt" style:font-size-complex="10pt"/>
    </style:style>
    <style:style style:name="T12" style:family="text">
      <style:text-properties style:font-name="Georgia" fo:font-size="10pt" officeooo:rsid="00275b4f" style:font-size-asian="10pt" style:font-size-complex="10pt"/>
    </style:style>
    <style:style style:name="T13" style:family="text">
      <style:text-properties style:font-name="Georgia" fo:font-size="10pt" officeooo:rsid="00276e48" style:font-size-asian="10pt" style:font-size-complex="10pt"/>
    </style:style>
    <style:style style:name="T14" style:family="text">
      <style:text-properties style:font-name="Georgia" fo:font-size="10pt" officeooo:rsid="00281d7a" style:font-size-asian="10pt" style:font-size-complex="10pt"/>
    </style:style>
    <style:style style:name="T15" style:family="text">
      <style:text-properties style:font-name="Georgia" fo:font-size="10pt" officeooo:rsid="002bd25a" style:font-size-asian="10pt" style:font-size-complex="10pt"/>
    </style:style>
    <style:style style:name="T16" style:family="text">
      <style:text-properties style:font-name="Georgia" fo:font-size="10pt" officeooo:rsid="002bf5fc" style:font-size-asian="10pt" style:font-size-complex="10pt"/>
    </style:style>
    <style:style style:name="T17" style:family="text">
      <style:text-properties style:font-name="Georgia" fo:font-size="10pt" officeooo:rsid="0037d9b2" style:font-size-asian="10pt" style:font-size-complex="10pt"/>
    </style:style>
    <style:style style:name="T18" style:family="text">
      <style:text-properties style:font-name="Georgia" fo:font-size="10pt" officeooo:rsid="00418cbc" style:font-size-asian="10pt" style:font-size-complex="10pt"/>
    </style:style>
    <style:style style:name="T19" style:family="text">
      <style:text-properties style:font-name="Georgia" fo:font-size="10pt" officeooo:rsid="0037d9b2" style:font-size-asian="10pt"/>
    </style:style>
    <style:style style:name="T20" style:family="text">
      <style:text-properties style:font-name="Georgia" fo:font-size="10pt" officeooo:rsid="003aabfc" style:font-size-asian="10pt"/>
    </style:style>
    <style:style style:name="T21" style:family="text">
      <style:text-properties style:font-name="Georgia" fo:font-size="10pt" officeooo:rsid="00418cbc" style:font-size-asian="10pt"/>
    </style:style>
    <style:style style:name="T22" style:family="text">
      <style:text-properties style:font-name="Georgia" fo:font-size="10pt" fo:font-weight="bold" officeooo:rsid="002464fd" style:font-size-asian="10pt" style:font-weight-asian="bold" style:font-size-complex="10pt" style:font-weight-complex="bold"/>
    </style:style>
    <style:style style:name="T23" style:family="text">
      <style:text-properties style:font-name="Georgia" fo:font-size="10pt" fo:font-weight="bold" officeooo:rsid="00275b4f" style:font-size-asian="10pt" style:font-weight-asian="bold" style:font-size-complex="10pt" style:font-weight-complex="bold"/>
    </style:style>
    <style:style style:name="T24" style:family="text">
      <style:text-properties style:font-name="Georgia" fo:font-size="10pt" fo:font-weight="bold" style:font-size-asian="10pt" style:font-weight-asian="bold" style:font-weight-complex="bold"/>
    </style:style>
    <style:style style:name="T25" style:family="text">
      <style:text-properties style:font-name="Georgia" fo:font-size="10pt" fo:font-weight="bold" officeooo:rsid="002464fd" fo:background-color="#00ff00" style:font-size-asian="10pt" style:font-weight-asian="bold" style:font-size-complex="10pt" style:font-weight-complex="bold"/>
    </style:style>
    <style:style style:name="T26" style:family="text">
      <style:text-properties style:font-name="Georgia" fo:font-size="10pt" fo:font-weight="bold" officeooo:rsid="00275b4f" fo:background-color="#00ff00" style:font-size-asian="10pt" style:font-weight-asian="bold" style:font-size-complex="10pt" style:font-weight-complex="bold"/>
    </style:style>
    <style:style style:name="T27" style:family="text">
      <style:text-properties style:font-name="Georgia" fo:font-size="10pt" fo:font-weight="bold" officeooo:rsid="002464fd" fo:background-color="transparent" style:font-size-asian="10pt" style:font-weight-asian="bold" style:font-size-complex="10pt" style:font-weight-complex="bold"/>
    </style:style>
    <style:style style:name="T28" style:family="text">
      <style:text-properties style:font-name="Georgia" fo:font-size="10pt" fo:font-weight="bold" officeooo:rsid="002bd25a" fo:background-color="#ffcc99" style:font-size-asian="10pt" style:font-weight-asian="bold" style:font-size-complex="10pt" style:font-weight-complex="bold"/>
    </style:style>
    <style:style style:name="T29" style:family="text">
      <style:text-properties style:font-name="Georgia" fo:font-size="10pt" officeooo:rsid="002464fd" fo:background-color="#ffcc99" style:font-size-asian="10pt" style:font-size-complex="10pt"/>
    </style:style>
    <style:style style:name="T30" style:family="text">
      <style:text-properties style:font-name="Georgia" fo:font-size="10pt" officeooo:rsid="002bd25a" fo:background-color="#ffcc99" style:font-size-asian="10pt" style:font-size-complex="10pt"/>
    </style:style>
    <style:style style:name="T31" style:family="text">
      <style:text-properties style:font-name="Georgia" fo:font-size="10pt" officeooo:rsid="002bf5fc" fo:background-color="#ffcc99" style:font-size-asian="10pt" style:font-size-complex="10pt"/>
    </style:style>
    <style:style style:name="T32" style:family="text">
      <style:text-properties style:font-name="Georgia" fo:font-size="10pt" fo:font-weight="normal" officeooo:rsid="002bd25a" fo:background-color="#00ff00" style:font-size-asian="10pt" style:font-weight-asian="normal" style:font-size-complex="10pt" style:font-weight-complex="normal"/>
    </style:style>
    <style:style style:name="T33" style:family="text">
      <style:text-properties style:font-name="Georgia" fo:font-size="10pt" fo:font-weight="normal" style:font-size-asian="10pt" style:font-weight-asian="normal" style:font-weight-complex="normal"/>
    </style:style>
    <style:style style:name="T34" style:family="text">
      <style:text-properties style:font-name="Georgia" fo:font-size="10pt" fo:font-weight="normal" officeooo:rsid="003aabfc" style:font-size-asian="10pt"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1cb009" style:font-weight-asian="bold" style:font-weight-complex="bold"/>
    </style:style>
    <style:style style:name="T37" style:family="text">
      <style:text-properties fo:font-weight="bold" officeooo:rsid="0043ad58" style:font-weight-asian="bold" style:font-weight-complex="bold"/>
    </style:style>
    <style:style style:name="T38" style:family="text">
      <style:text-properties fo:font-weight="bold" officeooo:rsid="001cb009" fo:background-color="#00ff00" style:font-weight-asian="bold" style:font-weight-complex="bold"/>
    </style:style>
    <style:style style:name="T39" style:family="text">
      <style:text-properties officeooo:rsid="001cb009" fo:background-color="#ffff00"/>
    </style:style>
    <style:style style:name="T40" style:family="text">
      <style:text-properties officeooo:rsid="001cb009" fo:background-color="#ffcc99"/>
    </style:style>
    <style:style style:name="T41" style:family="text">
      <style:text-properties officeooo:rsid="002ddd57"/>
    </style:style>
    <style:style style:name="T42" style:family="text">
      <style:text-properties officeooo:rsid="00305f77"/>
    </style:style>
    <style:style style:name="T43" style:family="text">
      <style:text-properties officeooo:rsid="0030a354"/>
    </style:style>
    <style:style style:name="T44" style:family="text">
      <style:text-properties officeooo:rsid="00325d83"/>
    </style:style>
    <style:style style:name="T45" style:family="text">
      <style:text-properties officeooo:rsid="0032c5a8"/>
    </style:style>
    <style:style style:name="T46" style:family="text">
      <style:text-properties officeooo:rsid="00350160"/>
    </style:style>
    <style:style style:name="T47" style:family="text">
      <style:text-properties officeooo:rsid="00359952"/>
    </style:style>
    <style:style style:name="T48" style:family="text">
      <style:text-properties style:font-name="Georgia1" fo:font-size="10pt" officeooo:rsid="0037d9b2" style:font-size-asian="10pt" style:font-size-complex="10pt"/>
    </style:style>
    <style:style style:name="T49" style:family="text">
      <style:text-properties officeooo:rsid="0043ad58"/>
    </style:style>
    <style:style style:name="T50" style:family="text">
      <style:text-properties fo:font-weight="normal" officeooo:rsid="0043ad58" fo:background-color="#ffff00" style:font-weight-asian="normal" style:font-weight-complex="normal"/>
    </style:style>
    <style:style style:name="T51" style:family="text">
      <style:text-properties fo:font-weight="normal" officeooo:rsid="0043ad58" fo:background-color="transparent" style:font-weight-asian="normal" style:font-weight-complex="normal"/>
    </style:style>
    <style:style style:name="T52" style:family="text">
      <style:text-properties officeooo:rsid="0043ad58"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My personal (rluu) work on <text:span text:style-name="T1">Lindbergh</text:span> in TTTA.</text:p>
      <text:p text:style-name="P14">This text document is "<text:span text:style-name="T2">Lindbergh</text:span>.odt".</text:p>
      <text:p text:style-name="P14"/>
      <text:p text:style-name="P20">pg. 105, 106. <text:s/></text:p>
      <text:p text:style-name="P20">Lindbergh cycle is used for wheat, corn, and cotton.</text:p>
      <text:p text:style-name="P20"/>
      <text:p text:style-name="P15"><text:span text:style-name="T3">[rluu_20140320: I think Lindbergh is just an initial step... just a qualifier, but Marie needs to be</text:span><text:span text:style-name="T42"> present also as</text:span><text:span text:style-name="T3"> a part of the solution. <text:s/>That's why he said </text:span><text:span text:style-name="T44">RG's </text:span><text:span text:style-name="T43">NY arrival </text:span><text:span text:style-name="T3">would not mean much without Marie there.]</text:span></text:p>
      <text:p text:style-name="P21"/>
      <text:p text:style-name="P21"/>
      <text:p text:style-name="P21"/>
      <text:p text:style-name="P21">pg. 75.</text:p>
      <text:p text:style-name="P15"><text:span text:style-name="T38">1927-01-28 </text:span><text:span text:style-name="T3">[Friday]</text:span></text:p>
      <text:p text:style-name="P21">Future Cycles article dated January 28, 1927. <text:s/></text:p>
      <text:p text:style-name="P15"><text:span text:style-name="T3">This is the date of article "Cycles of Transportation", where Lindbergh is first mentioned.</text:span><text:span text:style-name="T45"> <text:s/></text:span></text:p>
      <text:p text:style-name="P15"><text:span text:style-name="T3">This is referenced because TTTA refers to RG reading about the flights in the paper</text:span><text:span text:style-name="T46">, more than once.</text:span></text:p>
      <text:p text:style-name="P24">pg. 76.</text:p>
      <text:p text:style-name="P16"><text:span text:style-name="T41">Atlantis/Atlantic Ocean talked about. <text:s text:c="2"/>Submerged</text:span><text:span text:style-name="T47"> [secret]</text:span><text:span text:style-name="T41">.</text:span></text:p>
      <text:p text:style-name="P25">Due to appear again.</text:p>
      <text:p text:style-name="P25">We are now only on the threshold of another great age. <text:s/>[i.e. 1927-01-28]</text:p>
      <text:p text:style-name="P24">pg. 81.</text:p>
      <text:p text:style-name="P24">Crossing of Atlantic numbers:</text:p>
      <text:p text:style-name="P24">26 days, [R-34], 64 hours, 13 minutes</text:p>
      <text:p text:style-name="P24"/>
      <text:p text:style-name="P23"/>
      <text:p text:style-name="P17"><text:span text:style-name="T3">pg. </text:span><text:span text:style-name="T40">88</text:span><text:span text:style-name="T3">.</text:span></text:p>
      <text:p text:style-name="P28">1927-05-21</text:p>
      <text:p text:style-name="P19"><text:span text:style-name="T3"><text:s/>Charles </text:span>A. Lindbergh made the first successful flight across the<text:span text:style-name="T3"> </text:span><text:span text:style-name="T35">Atlantic</text:span> from <text:span text:style-name="T35">New York</text:span> to <text:span text:style-name="T35">Paris</text:span>.</text:p>
      <text:p text:style-name="P26"/>
      <text:p text:style-name="P21"/>
      <text:p text:style-name="P22">pg. 101</text:p>
      <text:p text:style-name="P27">Saturday morning, 1927-05-07</text:p>
      <text:p text:style-name="P22"/>
      <text:p text:style-name="P18"><text:span text:style-name="T3"><text:s/>Robert then confided to Mr. Kennelworth that he was very anxious to go to New York just as soon as possible. </text:span><text:span text:style-name="T39">He had been reading about the contemplated flights of the airplanes</text:span><text:span text:style-name="T3"> </text:span><text:span text:style-name="T36">from New York</text:span><text:span text:style-name="T3"> </text:span><text:span text:style-name="T36">across the Atlantic</text:span><text:span text:style-name="T3">, and he wanted to be in New York by his birthday in </text:span><text:span text:style-name="T38">June, 1927</text:span><text:span text:style-name="T3">, because he figured by that time the airplanes would have crossed the </text:span><text:span text:style-name="T36">Atlantic</text:span><text:span text:style-name="T3"> and there would be great excitement in New York. He wished to be there and get all the information he could about airplanes, because he wanted to start building his own just as soon as he had </text:span><text:span text:style-name="T36">money</text:span><text:span text:style-name="T3"> </text:span><text:span text:style-name="T36">enough</text:span><text:span text:style-name="T3"> and felt that he could do so. He asked Mr. Kennelworth what he thought about him re</text:span><text:span text:style-name="T36">sign</text:span><text:span text:style-name="T3">ing in a short time to go to New York. Mr. Kennelworth told him that he would regret very much to lose his services, but that he had great faith in Robert's study of the Bible and what he thought he could do, and that if he wanted to do so, he would let him go and not only that, but would aid him financially. Robert confided his hope and desire to take Marie with him. Mr. Kennelworth didn't exactly agree with this but told him that this was a problem he would have to solve for himself; that if Marie had faith enough in him to take the step, he was sure it would work out all right; and that he could always have his old position back any time that he wanted to return, and could have any help that he could render him in New York. <text:s/></text:span></text:p>
      <text:p text:style-name="P22"/>
      <text:p text:style-name="P22"/>
      <text:p text:style-name="P18"><text:span text:style-name="T3">After his </text:span><text:span text:style-name="T36">conference with Mr. Kennelworth</text:span><text:span text:style-name="T3">, Robert wired Marie as follows: </text:span></text:p>
      <text:p text:style-name="P22">EXPECT TO BE WITH YOU SUNDAY WILL COME OVER ON AFTERNOON TRAIN TODAY.</text:p>
      <text:p text:style-name="P22"/>
      <text:p text:style-name="P22"><text:soft-page-break/>pg. 102-103</text:p>
      <text:p text:style-name="P18"><text:span text:style-name="T3">[RG] hoped to go to New York by the </text:span><text:span text:style-name="T38">early part of June</text:span><text:span text:style-name="T3">, as he was very enthusiastic about the air flights from </text:span><text:span text:style-name="T36">New York</text:span><text:span text:style-name="T3"> across the </text:span><text:span text:style-name="T36">Atlantic</text:span><text:span text:style-name="T3"> to </text:span><text:span text:style-name="T36">Paris</text:span><text:span text:style-name="T3">, and get started on his studies and invention. </text:span></text:p>
      <text:p text:style-name="P22"/>
      <text:p text:style-name="P29"/>
      <text:p text:style-name="P22">pg. 105.</text:p>
      <text:p text:style-name="P27">1927-05-21</text:p>
      <text:p text:style-name="P22">Red-letter day in the life of Robert Gordon.</text:p>
      <text:p text:style-name="P18"><text:span text:style-name="T3">Wheat, corn and cotton all advanced to the highest levels of the season. Robert had </text:span><text:span text:style-name="T39">read reports in the paper that Charles A. Lindbergh had started on his lone flight from New York to Paris.</text:span><text:span text:style-name="T3"> <text:s/>He went down to the telegraph office </text:span><text:span text:style-name="T38">in the afternoon</text:span><text:span text:style-name="T3"> to inquire if there was any news about the success of Lindbergh's flight. The operator said that nothing had come over the wire yet, but there had been a report that Lindbergh had passed over Ireland early that morning. <text:s/>Robert waited in the telegraph office until </text:span><text:span text:style-name="T38">about 5 P.M</text:span><text:span text:style-name="T3">. <text:s/>when a flash came over the wire that Lindbergh had landed in </text:span><text:span text:style-name="T36">Paris</text:span><text:span text:style-name="T3">.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span></text:p>
      <text:p text:style-name="P18"/>
      <text:p text:style-name="P30"><text:tab/>Planets at 5:00 pm CST +6:00,:</text:p>
      <text:p text:style-name="P30"><text:tab/>G.Moon ingress into Aquarius. <text:s/>[0 deg, 57 min].</text:p>
      <text:p text:style-name="P30"><text:tab/>G.Sun is at 29 deg 52 min of Taurus.</text:p>
      <text:p text:style-name="P1"><text:span text:style-name="T5"><text:tab/>G.Moon/G.Sun is 240 degrees.</text:span><text:span text:style-name="T9"> <text:s/>[Lindbergh is a lone aviator, so only 1 planet, not 2]</text:span></text:p>
      <text:p text:style-name="P31"><text:tab/>H.Mercury at 69 deg 28 min. <text:s/>[9 Gem 28']</text:p>
      <text:p text:style-name="P31"/>
      <text:p text:style-name="P32"><text:tab/>From 1927-01-28 noon NYC to 1927-05-21 5:00 pm CST:</text:p>
      <text:p text:style-name="P30"><text:tab/>H.Mercury moved 481.35 degrees (1.333 revolutions).</text:p>
      <text:p text:style-name="P33"/>
      <text:p text:style-name="P32"><text:tab/>From 1927-01-28 noon NYC to 1927-05-21 noon NYC:</text:p>
      <text:p text:style-name="P34"><text:tab/>113 CD elapsed.</text:p>
      <text:p text:style-name="P2"><text:span text:style-name="T6"><text:tab/>G.Moon moved about 4 rev + 50 degrees</text:span><text:span text:style-name="T8"> (1490 deg).</text:span></text:p>
      <text:p text:style-name="P3"><text:span text:style-name="T6"><text:tab/>G.Moon/G.Sun moved</text:span><text:span text:style-name="T7"> about</text:span><text:span text:style-name="T6"> 3 rev + 300 deg</text:span><text:span text:style-name="T8"> (1380 deg).</text:span><text:span text:style-name="T9"> <text:s/></text:span></text:p>
      <text:p text:style-name="P35"><text:tab/><text:tab/>[Lindbergh is a lone aviator, so only 1 planet, not 2]</text:p>
      <text:p text:style-name="P32"/>
      <text:p text:style-name="P30"><text:tab/></text:p>
      <text:p text:style-name="P36">pg. 106</text:p>
      <text:p text:style-name="P39">Letter from RG to Marie, written Sunday, May 22, [1927].</text:p>
      <text:p text:style-name="P36">Week ending 1927-05-21 was a great week for RG and Marie.</text:p>
      <text:p text:style-name="P4"><text:span text:style-name="T25">1927-05-21</text:span><text:span text:style-name="T10"> was the </text:span><text:span text:style-name="T27">greatest day in history</text:span><text:span text:style-name="T10">. </text:span></text:p>
      <text:p text:style-name="P37">Lindbergh, the lone aviator, crossed the Atlantic and landed safely in Paris. <text:s/></text:p>
      <text:p text:style-name="P5"><text:span text:style-name="T10">I</text:span><text:span text:style-name="T11"> [RG]</text:span><text:span text:style-name="T10"> will soon have plenty of </text:span><text:span text:style-name="T22">money to build my airplane</text:span><text:span text:style-name="T10">.</text:span></text:p>
      <text:p text:style-name="P36"/>
      <text:p text:style-name="P39">pg. 107</text:p>
      <text:p text:style-name="P6"><text:span text:style-name="T12">I will sell out and take some of my </text:span><text:span text:style-name="T23">profits</text:span><text:span text:style-name="T12"> so we can get started in</text:span><text:span text:style-name="T23"> good shape</text:span><text:span text:style-name="T12">.</text:span></text:p>
      <text:p text:style-name="P39"/>
      <text:p text:style-name="P39">pg. 108.</text:p>
      <text:p text:style-name="P6"><text:span text:style-name="T26">Sunset, 1927-05-28</text:span><text:span text:style-name="T12"> Saturday afternoon:</text:span></text:p>
      <text:p text:style-name="P41">RG boards a train fro Sherman, Texas.</text:p>
      <text:p text:style-name="P6"><text:span text:style-name="T12">Lightest heart</text:span><text:span text:style-name="T14"> in his life.</text:span></text:p>
      <text:p text:style-name="P40">Three money sources:</text:p>
      <text:p text:style-name="P40"><text:tab/>- RG's money: ? <text:s/>[by deduction: $5,700]</text:p>
      <text:p text:style-name="P40"><text:tab/>- Marie's money: $2,300</text:p>
      <text:p text:style-name="P40"><text:tab/>- Mr. K's gift: $10,000</text:p>
      <text:p text:style-name="P8"><text:span text:style-name="T10">Money for his plans on his great airplane: </text:span><text:span text:style-name="T29">$18,000</text:span></text:p>
      <text:p text:style-name="P38"/>
      <text:p text:style-name="P7"><text:soft-page-break/><text:span text:style-name="T6"><text:tab/>From 1927-01-28 noon NYC to 1927-05-2</text:span><text:span text:style-name="T13">8</text:span><text:span text:style-name="T6"> noon NYC:</text:span></text:p>
      <text:p text:style-name="P34"/>
      <text:p text:style-name="P42"><text:tab/>120 CD elapsed since</text:p>
      <text:p text:style-name="P42"/>
      <text:p text:style-name="P42"/>
      <text:p text:style-name="P43">As the train rolled across the plains of Texas and Robert watched the sun setting across the prairies on that Saturday afternoon, he dreamed of the day when he, like Lindbergh, would cross the country in his great airplane. He could think of nothing else but <text:span text:style-name="T35">Lindbergh's</text:span> great flight and what it meant to the world. He realized that Ezekiel's prophecy of that war which was to come and be fought in the air, was coming true, and the great plane described by Ezekiel, the eagle with wheel within a wheel, would one day become a reality. <text:s/>He could now see the possibilities of his dream being fulfilled and he was sure of success.</text:p>
      <text:p text:style-name="P43"/>
      <text:p text:style-name="P43">pg. 108-109</text:p>
      <text:p text:style-name="P43">Marie welcomed him with enthusiasm and open arms. <text:s/>She was so proud of him and so happy that he made good in the market. He had been so thoughtful to buy cotton and corn for her and sold out the corn with $1,100.00 profit. She told Robert that he was a wonder that he was one of the greatest young men in the world and a genius, and that he would be a greater man than <text:span text:style-name="T35">Lindbergh</text:span> when he was as old as <text:span text:style-name="T35">Lindbergh</text:span>.</text:p>
      <text:p text:style-name="P43"/>
      <text:p text:style-name="P43">Lindbergh born 1902-02-04.</text:p>
      <text:p text:style-name="P9"><text:span text:style-name="T15">1927-1902 = </text:span><text:span text:style-name="T28">25</text:span><text:span text:style-name="T15">.</text:span></text:p>
      <text:p text:style-name="P43"/>
      <text:p text:style-name="P43">pg. 109</text:p>
      <text:p text:style-name="P9"><text:span text:style-name="T15">Robert said that on </text:span><text:span text:style-name="T32">June 9th</text:span><text:span text:style-name="T15">, he would be </text:span><text:span text:style-name="T30">21 years of age</text:span><text:span text:style-name="T15">, and on that day he wanted to be married and start on his career as a real man. He wanted to go back to Texarkana after the holidays, wind up his affairs and get ready to go to New York.</text:span></text:p>
      <text:p text:style-name="P46"/>
      <text:p text:style-name="P44">rluu_20140320: </text:p>
      <text:p text:style-name="P11"><text:span text:style-name="T15">If RG is 21 years of age on June 9, then on June 13, </text:span><text:span text:style-name="T16">(+4 days) </text:span><text:span text:style-name="T15">he will be 25 years of age.</text:span></text:p>
      <text:p text:style-name="P44">June 13, is the Lindbergh reception.</text:p>
      <text:p text:style-name="P11"><text:span text:style-name="T16">Note also, pg. 114 says capital of $</text:span><text:span text:style-name="T31">25,000</text:span><text:span text:style-name="T16"> in NY.</text:span></text:p>
      <text:p text:style-name="P45"/>
      <text:p text:style-name="P47">pg. <text:s/>141</text:p>
      <text:p text:style-name="P10"><text:span text:style-name="T48">After Robert received this telephone message he was </text:span><text:span text:style-name="T4">more hopeful. He secured a morning newspaper and</text:span><text:span text:style-name="T19"> </text:span><text:span text:style-name="T4">found the headlines filled with </text:span><text:span text:style-name="T24">Lindbergh</text:span><text:span text:style-name="T4">. Read about</text:span><text:span text:style-name="T19"> </text:span><text:span text:style-name="T4">the preparations for </text:span><text:span text:style-name="T24">Captain</text:span><text:span text:style-name="T4"> </text:span><text:span text:style-name="T24">Lindbergh’s</text:span><text:span text:style-name="T4"> return to</text:span><text:span text:style-name="T19"> </text:span><text:span text:style-name="T24">Washington</text:span><text:span text:style-name="T4"> and </text:span><text:span text:style-name="T24">New York </text:span><text:span text:style-name="T4">and the plans for his reception.</text:span></text:p>
      <text:p text:style-name="P10"><text:span text:style-name="T4">Of course, Robert had looked forward to being</text:span><text:span text:style-name="T19"> </text:span><text:span text:style-name="T4">there at that time and have Marie with him as his wife.</text:span><text:span text:style-name="T19"> </text:span><text:span text:style-name="T4">He had been looking forward to the day when his own</text:span><text:span text:style-name="T19"> </text:span><text:span text:style-name="T4">dream would be realized and he would build one of</text:span><text:span text:style-name="T19"> </text:span><text:span text:style-name="T17">the greatest airships of the age.</text:span></text:p>
      <text:p text:style-name="P47"/>
      <text:p text:style-name="P48"/>
      <text:p text:style-name="P43"/>
      <text:p text:style-name="P56">Between datetime: Sat 1919-06-14 12:00:00 EST-0500, location: New York City and </text:p>
      <text:p text:style-name="P56"><text:s text:c="8"/>datetime: Sat 1927-05-21 17:00:00 EST-0500, location: New York City</text:p>
      <text:p text:style-name="P56"><text:s text:c="2"/>Diff calendar days: 2898 days, 5:00:00</text:p>
      <text:p text:style-name="P56"><text:s text:c="2"/>Diff G.Moon: <text:s text:c="4"/>38186.369 <text:s text:c="3"/>or <text:s text:c="2"/>106 rev + <text:s/>26.369 deg</text:p>
      <text:p text:style-name="P56"><text:s text:c="2"/>Diff G.MoSu: <text:s text:c="4"/>35329.102 <text:s text:c="3"/>or <text:s text:c="3"/>98 rev + <text:s/>49.102 deg <text:s text:c="4"/>PhaseCountTotal: 2944.09, Phase (of max 30): 4.09</text:p>
      <text:p text:style-name="P56"><text:s text:c="2"/>Diff G.Sun: <text:s text:c="6"/>2857.267 <text:s text:c="3"/>or <text:s text:c="4"/>7 rev + 337.267 deg</text:p>
      <text:p text:style-name="P56"><text:s text:c="2"/>Diff G.Mercury: <text:s text:c="2"/>2855.587 <text:s text:c="3"/>or <text:s text:c="4"/>7 rev + 335.587 deg</text:p>
      <text:p text:style-name="P56"><text:s text:c="2"/>Diff G.Venus: <text:s text:c="4"/>2854.171 <text:s text:c="3"/>or <text:s text:c="4"/>7 rev + 334.171 deg</text:p>
      <text:p text:style-name="P56"><text:s text:c="2"/>Diff G.Mars: <text:s text:c="5"/>1477.057 <text:s text:c="3"/>or <text:s text:c="4"/>4 rev + <text:s/>37.057 deg</text:p>
      <text:p text:style-name="P56"><text:s text:c="2"/>Diff G.Jupiter: <text:s text:c="3"/>248.310 <text:s text:c="3"/>or <text:s text:c="4"/>0 rev + 248.310 deg</text:p>
      <text:p text:style-name="P56"><text:s text:c="2"/>Diff G.Saturn: <text:s text:c="4"/>101.111 <text:s text:c="3"/>or <text:s text:c="4"/>0 rev + 101.111 deg</text:p>
      <text:p text:style-name="P56"><text:soft-page-break/><text:s text:c="2"/>Diff G.TrueNorthNode: <text:s text:c="2"/>-875.728 <text:s text:c="3"/>or <text:s text:c="3"/>-3 rev + 204.272 deg</text:p>
      <text:p text:style-name="P56"/>
      <text:p text:style-name="P56"><text:s text:c="2"/>Diff H.Mercury: <text:s/>11850.054 <text:s text:c="3"/>or <text:s text:c="3"/>32 rev + 330.054 deg</text:p>
      <text:p text:style-name="P56"><text:s text:c="2"/>Diff H.Venus: <text:s text:c="4"/>4643.094 <text:s text:c="3"/>or <text:s text:c="3"/>12 rev + 323.094 deg</text:p>
      <text:p text:style-name="P56"><text:s text:c="2"/>Diff H.Earth: <text:s text:c="4"/>2857.267 <text:s text:c="3"/>or <text:s text:c="4"/>7 rev + 337.267 deg</text:p>
      <text:p text:style-name="P56"><text:s text:c="2"/>Diff H.Mars: <text:s text:c="5"/>1511.293 <text:s text:c="3"/>or <text:s text:c="4"/>4 rev + <text:s/>71.293 deg</text:p>
      <text:p text:style-name="P56"><text:s text:c="2"/>Diff H.Jupiter: <text:s text:c="3"/>232.936 <text:s text:c="3"/>or <text:s text:c="4"/>0 rev + 232.936 deg</text:p>
      <text:p text:style-name="P56"><text:s text:c="2"/>Diff H.Saturn: <text:s text:c="5"/>95.098 <text:s text:c="3"/>or <text:s text:c="4"/>0 rev + <text:s/>95.098 deg</text:p>
      <text:p text:style-name="P55"/>
      <text:p text:style-name="P56">Between datetime: Sat 1919-06-14 12:00:00 EST-0500, location: New York City and </text:p>
      <text:p text:style-name="P56"><text:s text:c="8"/>datetime: Mon 1927-06-13 04:30:00 EST-0500, location: New York City</text:p>
      <text:p text:style-name="P56"><text:s text:c="2"/>Diff calendar days: 2920 days, 16:30:00</text:p>
      <text:p text:style-name="P56"><text:s text:c="2"/>Diff G.Moon: <text:s text:c="4"/>38484.528 <text:s text:c="3"/>or <text:s text:c="2"/>106 rev + 324.528 deg</text:p>
      <text:p text:style-name="P56"><text:s text:c="2"/>Diff G.MoSu: <text:s text:c="4"/>35605.720 <text:s text:c="3"/>or <text:s text:c="3"/>98 rev + 325.720 deg <text:s text:c="4"/>PhaseCountTotal: 2967.14, Phase (of max 30): 27.14</text:p>
      <text:p text:style-name="P56"><text:s text:c="2"/>Diff G.Sun: <text:s text:c="6"/>2878.808 <text:s text:c="3"/>or <text:s text:c="4"/>7 rev + 358.808 deg</text:p>
      <text:p text:style-name="P56"><text:s text:c="2"/>Diff G.Mercury: <text:s text:c="2"/>2897.861 <text:s text:c="3"/>or <text:s text:c="4"/>8 rev + <text:s/>17.861 deg</text:p>
      <text:p text:style-name="P56"><text:s text:c="2"/>Diff G.Venus: <text:s text:c="4"/>2878.905 <text:s text:c="3"/>or <text:s text:c="4"/>7 rev + 358.905 deg</text:p>
      <text:p text:style-name="P56"><text:s text:c="2"/>Diff G.Mars: <text:s text:c="5"/>1490.630 <text:s text:c="3"/>or <text:s text:c="4"/>4 rev + <text:s/>50.630 deg</text:p>
      <text:p text:style-name="P56"><text:s text:c="2"/>Diff G.Jupiter: <text:s text:c="3"/>251.603 <text:s text:c="3"/>or <text:s text:c="4"/>0 rev + 251.603 deg</text:p>
      <text:p text:style-name="P56"><text:s text:c="2"/>Diff G.Saturn: <text:s text:c="5"/>99.472 <text:s text:c="3"/>or <text:s text:c="4"/>0 rev + <text:s/>99.472 deg</text:p>
      <text:p text:style-name="P56"><text:s text:c="2"/>Diff G.TrueNorthNode: <text:s text:c="2"/>-875.938 <text:s text:c="3"/>or <text:s text:c="3"/>-3 rev + 204.062 deg</text:p>
      <text:p text:style-name="P56"/>
      <text:p text:style-name="P56"><text:s text:c="2"/>Diff H.Mercury: <text:s/>11968.029 <text:s text:c="3"/>or <text:s text:c="3"/>33 rev + <text:s/>88.029 deg</text:p>
      <text:p text:style-name="P56"><text:s text:c="2"/>Diff H.Venus: <text:s text:c="4"/>4679.424 <text:s text:c="3"/>or <text:s text:c="3"/>12 rev + 359.424 deg</text:p>
      <text:p text:style-name="P56"><text:s text:c="2"/>Diff H.Earth: <text:s text:c="4"/>2878.808 <text:s text:c="3"/>or <text:s text:c="4"/>7 rev + 358.808 deg</text:p>
      <text:p text:style-name="P56"><text:s text:c="2"/>Diff H.Mars: <text:s text:c="5"/>1521.151 <text:s text:c="3"/>or <text:s text:c="4"/>4 rev + <text:s/>81.151 deg</text:p>
      <text:p text:style-name="P56"><text:s text:c="2"/>Diff H.Jupiter: <text:s text:c="3"/>234.978 <text:s text:c="3"/>or <text:s text:c="4"/>0 rev + 234.978 deg</text:p>
      <text:p text:style-name="P56"><text:s text:c="2"/>Diff H.Saturn: <text:s text:c="5"/>95.784 <text:s text:c="3"/>or <text:s text:c="4"/>0 rev + <text:s/>95.784 deg</text:p>
      <text:p text:style-name="P56"/>
      <text:p text:style-name="P56"/>
      <text:p text:style-name="P48">pg. 146.</text:p>
      <text:p text:style-name="P49">[Current date is: Monday June 6, 1927]</text:p>
      <text:p text:style-name="P13"><text:span text:style-name="T20"><text:s/>Robert was still holding his </text:span><text:span text:style-name="T34">Right Aeroplane stock</text:span><text:span text:style-name="T20">,</text:span><text:span text:style-name="T21"> </text:span><text:span text:style-name="T4">which he had bought at </text:span><text:span text:style-name="T24">31</text:span><text:span text:style-name="T4"> on </text:span><text:span text:style-name="T24">May 21st</text:span><text:span text:style-name="T4">, the day that</text:span><text:span text:style-name="T21"> </text:span><text:span text:style-name="T24">Captain Lindbergh</text:span><text:span text:style-name="T4"> completed his successful flight to</text:span><text:span text:style-name="T21"> </text:span><text:span text:style-name="T4">Paris. He figured that he could make a great fortune</text:span><text:span text:style-name="T21"> </text:span><text:span text:style-name="T4">by buying </text:span><text:span text:style-name="T24">Right Aeroplane </text:span><text:span text:style-name="T4">stock and holding it for</text:span><text:span text:style-name="T21"> </text:span><text:span text:style-name="T4">years and at the same time selling </text:span><text:span text:style-name="T24">Major Motors </text:span><text:span text:style-name="T33">short</text:span><text:span text:style-name="T4">.</text:span><text:span text:style-name="T21"> </text:span><text:span text:style-name="T4">The markets in Wheat, Cotton, </text:span><text:span text:style-name="T24">Major Motors </text:span><text:span text:style-name="T4">and</text:span><text:span text:style-name="T21"> </text:span><text:span text:style-name="T24">Right Aeroplane</text:span><text:span text:style-name="T4"> were all doing just exactly as he had</text:span><text:span text:style-name="T21"> </text:span><text:span text:style-name="T4">calculated they would. The fact that he was making</text:span><text:span text:style-name="T21"> </text:span><text:span text:style-name="T4">money on Right Aeroplane stock encouraged him to continue</text:span><text:span text:style-name="T21"> </text:span><text:span text:style-name="T18">his work on his own plane.</text:span></text:p>
      <text:p text:style-name="P50"/>
      <text:p text:style-name="P50"/>
      <text:p text:style-name="P50"/>
      <text:p text:style-name="P50"/>
      <text:p text:style-name="P51">pg. 403. <text:s/>To say he returned in triumph and great victory was to put it mildly.</text:p>
      <text:p text:style-name="P52">pg. 403. <text:s/>The world was at the Supreme Commander's feet.</text:p>
      <text:p text:style-name="P12"><text:span text:style-name="T20">pg. 404. <text:s/></text:span><text:span text:style-name="T4">You have proven yourself to</text:span><text:span text:style-name="T20"> </text:span><text:span text:style-name="T4">be the greatest man in the history of the world.</text:span></text:p>
      <text:p text:style-name="P54">[After RG's 7 days. <text:s/>Current date is: August 4, 1932].</text:p>
      <text:p text:style-name="P53"/>
      <text:p text:style-name="P57"/>
      <text:p text:style-name="P57"/>
      <text:p text:style-name="P60">Between datetime: Fri 1927-01-28 12:00:00 EST-0500, location: New York City and </text:p>
      <text:p text:style-name="P60"><text:s text:c="8"/>datetime: Sat 1927-05-21 17:00:00 EST-0500, location: New York City</text:p>
      <text:p text:style-name="P60"><text:s text:c="2"/>Diff calendar days: 113 days, 5:00:00</text:p>
      <text:p text:style-name="P60"><text:soft-page-break/><text:s text:c="2"/>Diff G.Moon: <text:s text:c="5"/>1492.604 <text:s text:c="3"/>or <text:s text:c="4"/>4 rev + <text:s/>52.604 deg</text:p>
      <text:p text:style-name="P60"><text:s text:c="2"/>Diff G.MoSu: <text:s text:c="5"/>1380.556 <text:s text:c="3"/>or <text:s text:c="4"/>3 rev + 300.556 deg <text:s text:c="4"/>PhaseCountTotal: 115.05, Phase (of max 30): 25.05</text:p>
      <text:p text:style-name="P60"><text:s text:c="2"/>Diff G.Sun: <text:s text:c="7"/>112.047 <text:s text:c="3"/>or <text:s text:c="4"/>0 rev + 112.047 deg</text:p>
      <text:p text:style-name="P60"><text:s text:c="2"/>Diff G.Mercury: <text:s text:c="3"/>114.135 <text:s text:c="3"/>or <text:s text:c="4"/>0 rev + 114.135 deg</text:p>
      <text:p text:style-name="P60"><text:s text:c="2"/>Diff G.Venus: <text:s text:c="5"/>136.835 <text:s text:c="3"/>or <text:s text:c="4"/>0 rev + 136.835 deg</text:p>
      <text:p text:style-name="P60"><text:s text:c="2"/>Diff G.Mars: <text:s text:c="7"/>62.317 <text:s text:c="3"/>or <text:s text:c="4"/>0 rev + <text:s/>62.317 deg</text:p>
      <text:p text:style-name="P60"><text:s text:c="2"/>Diff G.Jupiter: <text:s text:c="4"/>25.293 <text:s text:c="3"/>or <text:s text:c="4"/>0 rev + <text:s/>25.293 deg</text:p>
      <text:p text:style-name="P60"><text:s text:c="2"/>Diff G.Saturn: <text:s text:c="5"/>-1.051 <text:s text:c="3"/>or <text:s text:c="3"/>-1 rev + 358.949 deg</text:p>
      <text:p text:style-name="P60"><text:s text:c="2"/>Diff G.TrueNorthNode: <text:s text:c="4"/>-8.733 <text:s text:c="3"/>or <text:s text:c="3"/>-1 rev + 351.267 deg</text:p>
      <text:p text:style-name="P60"/>
      <text:p text:style-name="P58"><text:span text:style-name="T49"><text:s text:c="2"/>Diff H.Mercury: <text:s text:c="3"/></text:span><text:span text:style-name="T51">481.113</text:span><text:span text:style-name="T37"> </text:span><text:span text:style-name="T49"><text:s text:c="3"/>or <text:s text:c="4"/>1 rev + 121.113 deg</text:span></text:p>
      <text:p text:style-name="P60"><text:s text:c="2"/>Diff H.Venus: <text:s text:c="5"/>182.331 <text:s text:c="3"/>or <text:s text:c="4"/>0 rev + 182.331 deg</text:p>
      <text:p text:style-name="P60"><text:s text:c="2"/>Diff H.Earth: <text:s text:c="5"/>112.047 <text:s text:c="3"/>or <text:s text:c="4"/>0 rev + 112.047 deg</text:p>
      <text:p text:style-name="P60"><text:s text:c="2"/>Diff H.Mars: <text:s text:c="7"/>52.301 <text:s text:c="3"/>or <text:s text:c="4"/>0 rev + <text:s/>52.301 deg</text:p>
      <text:p text:style-name="P60"><text:s text:c="2"/>Diff H.Jupiter: <text:s text:c="4"/>10.230 <text:s text:c="3"/>or <text:s text:c="4"/>0 rev + <text:s/>10.230 deg</text:p>
      <text:p text:style-name="P60"><text:s text:c="2"/>Diff H.Saturn: <text:s text:c="6"/>3.463 <text:s text:c="3"/>or <text:s text:c="4"/>0 rev + <text:s text:c="2"/>3.463 deg</text:p>
      <text:p text:style-name="P60"><text:s text:c="2"/>Diff H.MeVe: <text:s text:c="6"/>298.782 <text:s text:c="3"/>or <text:s text:c="4"/>0 rev + 298.782 deg</text:p>
      <text:p text:style-name="P60"><text:s text:c="2"/>Diff H.MeEa: <text:s text:c="6"/>369.066 <text:s text:c="3"/>or <text:s text:c="4"/>1 rev + <text:s text:c="2"/>9.066 deg</text:p>
      <text:p text:style-name="P60"><text:s text:c="2"/>Diff H.MeMa: <text:s text:c="6"/>428.812 <text:s text:c="3"/>or <text:s text:c="4"/>1 rev + <text:s/>68.812 deg</text:p>
      <text:p text:style-name="P60"><text:s text:c="2"/>Diff H.MeJu: <text:s text:c="6"/>470.883 <text:s text:c="3"/>or <text:s text:c="4"/>1 rev + 110.883 deg</text:p>
      <text:p text:style-name="P60"><text:s text:c="2"/>Diff H.MeSa: <text:s text:c="6"/>477.650 <text:s text:c="3"/>or <text:s text:c="4"/>1 rev + 117.650 deg</text:p>
      <text:p text:style-name="P60"><text:s text:c="2"/>Diff H.VeEa: <text:s text:c="7"/>70.284 <text:s text:c="3"/>or <text:s text:c="4"/>0 rev + <text:s/>70.284 deg</text:p>
      <text:p text:style-name="P60"><text:s text:c="2"/>Diff H.VeMa: <text:s text:c="6"/>130.031 <text:s text:c="3"/>or <text:s text:c="4"/>0 rev + 130.031 deg</text:p>
      <text:p text:style-name="P60"><text:s text:c="2"/>Diff H.VeJu: <text:s text:c="6"/>172.101 <text:s text:c="3"/>or <text:s text:c="4"/>0 rev + 172.101 deg</text:p>
      <text:p text:style-name="P60"><text:s text:c="2"/>Diff H.VeSa: <text:s text:c="6"/>178.868 <text:s text:c="3"/>or <text:s text:c="4"/>0 rev + 178.868 deg</text:p>
      <text:p text:style-name="P60"><text:s text:c="2"/>Diff H.EaMa: <text:s text:c="7"/>59.747 <text:s text:c="3"/>or <text:s text:c="4"/>0 rev + <text:s/>59.747 deg</text:p>
      <text:p text:style-name="P60"><text:s text:c="2"/>Diff H.EaJu: <text:s text:c="6"/>101.817 <text:s text:c="3"/>or <text:s text:c="4"/>0 rev + 101.817 deg</text:p>
      <text:p text:style-name="P60"><text:s text:c="2"/>Diff H.EaSa: <text:s text:c="6"/>108.584 <text:s text:c="3"/>or <text:s text:c="4"/>0 rev + 108.584 deg</text:p>
      <text:p text:style-name="P60"><text:s text:c="2"/>Diff H.MaJu: <text:s text:c="7"/>42.071 <text:s text:c="3"/>or <text:s text:c="4"/>0 rev + <text:s/>42.071 deg</text:p>
      <text:p text:style-name="P60"><text:s text:c="2"/>Diff H.MaSa: <text:s text:c="7"/>48.838 <text:s text:c="3"/>or <text:s text:c="4"/>0 rev + <text:s/>48.838 deg</text:p>
      <text:p text:style-name="P60"><text:s text:c="2"/>Diff H.JuSa: <text:s text:c="8"/>6.767 <text:s text:c="3"/>or <text:s text:c="4"/>0 rev + <text:s text:c="2"/>6.767 deg</text:p>
      <text:p text:style-name="P60"/>
      <text:p text:style-name="P60">Between datetime: Sat 1927-05-21 17:00:00 EST-0500, location: New York City and </text:p>
      <text:p text:style-name="P60"><text:s text:c="8"/>datetime: Mon 1927-06-13 04:30:00 EST-0500, location: New York City</text:p>
      <text:p text:style-name="P60"><text:s text:c="2"/>Diff calendar days: 22 days, 11:30:00</text:p>
      <text:p text:style-name="P60"><text:s text:c="2"/>Diff G.Moon: <text:s text:c="6"/>298.160 <text:s text:c="3"/>or <text:s text:c="4"/>0 rev + 298.160 deg</text:p>
      <text:p text:style-name="P60"><text:s text:c="2"/>Diff G.MoSu: <text:s text:c="6"/>276.618 <text:s text:c="3"/>or <text:s text:c="4"/>0 rev + 276.618 deg <text:s text:c="4"/>PhaseCountTotal: 23.05, Phase (of max 30): 23.05</text:p>
      <text:p text:style-name="P60"><text:s text:c="2"/>Diff G.Sun: <text:s text:c="8"/>21.541 <text:s text:c="3"/>or <text:s text:c="4"/>0 rev + <text:s/>21.541 deg</text:p>
      <text:p text:style-name="P60"><text:s text:c="2"/>Diff G.Mercury: <text:s text:c="4"/>42.273 <text:s text:c="3"/>or <text:s text:c="4"/>0 rev + <text:s/>42.273 deg</text:p>
      <text:p text:style-name="P60"><text:s text:c="2"/>Diff G.Venus: <text:s text:c="6"/>24.734 <text:s text:c="3"/>or <text:s text:c="4"/>0 rev + <text:s/>24.734 deg</text:p>
      <text:p text:style-name="P60"><text:s text:c="2"/>Diff G.Mars: <text:s text:c="7"/>13.573 <text:s text:c="3"/>or <text:s text:c="4"/>0 rev + <text:s/>13.573 deg</text:p>
      <text:p text:style-name="P60"><text:s text:c="2"/>Diff G.Jupiter: <text:s text:c="5"/>3.293 <text:s text:c="3"/>or <text:s text:c="4"/>0 rev + <text:s text:c="2"/>3.293 deg</text:p>
      <text:p text:style-name="P60"><text:s text:c="2"/>Diff G.Saturn: <text:s text:c="5"/>-1.639 <text:s text:c="3"/>or <text:s text:c="3"/>-1 rev + 358.361 deg</text:p>
      <text:p text:style-name="P60"><text:s text:c="2"/>Diff G.TrueNorthNode: <text:s text:c="4"/>-0.210 <text:s text:c="3"/>or <text:s text:c="3"/>-1 rev + 359.790 deg</text:p>
      <text:p text:style-name="P60"/>
      <text:p text:style-name="P58"><text:span text:style-name="T49"><text:s text:c="2"/>Diff H.Mercury: <text:s text:c="3"/></text:span><text:span text:style-name="T51">117.975</text:span><text:span text:style-name="T52"> </text:span><text:span text:style-name="T49"><text:s text:c="3"/>or <text:s text:c="4"/>0 rev + 117.975 deg</text:span></text:p>
      <text:p text:style-name="P60"><text:s text:c="2"/>Diff H.Venus: <text:s text:c="6"/>36.329 <text:s text:c="3"/>or <text:s text:c="4"/>0 rev + <text:s/>36.329 deg</text:p>
      <text:p text:style-name="P60"><text:s text:c="2"/>Diff H.Earth: <text:s text:c="6"/>21.541 <text:s text:c="3"/>or <text:s text:c="4"/>0 rev + <text:s/>21.541 deg</text:p>
      <text:p text:style-name="P60"><text:s text:c="2"/>Diff H.Mars: <text:s text:c="8"/>9.858 <text:s text:c="3"/>or <text:s text:c="4"/>0 rev + <text:s text:c="2"/>9.858 deg</text:p>
      <text:p text:style-name="P60"><text:s text:c="2"/>Diff H.Jupiter: <text:s text:c="5"/>2.042 <text:s text:c="3"/>or <text:s text:c="4"/>0 rev + <text:s text:c="2"/>2.042 deg</text:p>
      <text:p text:style-name="P60"><text:s text:c="2"/>Diff H.Saturn: <text:s text:c="6"/>0.686 <text:s text:c="3"/>or <text:s text:c="4"/>0 rev + <text:s text:c="2"/>0.686 deg</text:p>
      <text:p text:style-name="P60"><text:s text:c="2"/>Diff H.MeVe: <text:s text:c="7"/>81.646 <text:s text:c="3"/>or <text:s text:c="4"/>0 rev + <text:s/>81.646 deg</text:p>
      <text:p text:style-name="P60"><text:s text:c="2"/>Diff H.MeEa: <text:s text:c="7"/>96.434 <text:s text:c="3"/>or <text:s text:c="4"/>0 rev + <text:s/>96.434 deg</text:p>
      <text:p text:style-name="P60"><text:soft-page-break/><text:s text:c="2"/>Diff H.MeMa: <text:s text:c="6"/>108.117 <text:s text:c="3"/>or <text:s text:c="4"/>0 rev + 108.117 deg</text:p>
      <text:p text:style-name="P60"><text:s text:c="2"/>Diff H.MeJu: <text:s text:c="6"/>115.934 <text:s text:c="3"/>or <text:s text:c="4"/>0 rev + 115.934 deg</text:p>
      <text:p text:style-name="P60"><text:s text:c="2"/>Diff H.MeSa: <text:s text:c="6"/>117.289 <text:s text:c="3"/>or <text:s text:c="4"/>0 rev + 117.289 deg</text:p>
      <text:p text:style-name="P60"><text:s text:c="2"/>Diff H.VeEa: <text:s text:c="7"/>14.788 <text:s text:c="3"/>or <text:s text:c="4"/>0 rev + <text:s/>14.788 deg</text:p>
      <text:p text:style-name="P60"><text:s text:c="2"/>Diff H.VeMa: <text:s text:c="7"/>26.471 <text:s text:c="3"/>or <text:s text:c="4"/>0 rev + <text:s/>26.471 deg</text:p>
      <text:p text:style-name="P60"><text:s text:c="2"/>Diff H.VeJu: <text:s text:c="7"/>34.288 <text:s text:c="3"/>or <text:s text:c="4"/>0 rev + <text:s/>34.288 deg</text:p>
      <text:p text:style-name="P60"><text:s text:c="2"/>Diff H.VeSa: <text:s text:c="7"/>35.643 <text:s text:c="3"/>or <text:s text:c="4"/>0 rev + <text:s/>35.643 deg</text:p>
      <text:p text:style-name="P60"><text:s text:c="2"/>Diff H.EaMa: <text:s text:c="7"/>11.684 <text:s text:c="3"/>or <text:s text:c="4"/>0 rev + <text:s/>11.684 deg</text:p>
      <text:p text:style-name="P60"><text:s text:c="2"/>Diff H.EaJu: <text:s text:c="7"/>19.500 <text:s text:c="3"/>or <text:s text:c="4"/>0 rev + <text:s/>19.500 deg</text:p>
      <text:p text:style-name="P60"><text:s text:c="2"/>Diff H.EaSa: <text:s text:c="7"/>20.855 <text:s text:c="3"/>or <text:s text:c="4"/>0 rev + <text:s/>20.855 deg</text:p>
      <text:p text:style-name="P60"><text:s text:c="2"/>Diff H.MaJu: <text:s text:c="8"/>7.816 <text:s text:c="3"/>or <text:s text:c="4"/>0 rev + <text:s text:c="2"/>7.816 deg</text:p>
      <text:p text:style-name="P60"><text:s text:c="2"/>Diff H.MaSa: <text:s text:c="8"/>9.171 <text:s text:c="3"/>or <text:s text:c="4"/>0 rev + <text:s text:c="2"/>9.171 deg</text:p>
      <text:p text:style-name="P60"><text:s text:c="2"/>Diff H.JuSa: <text:s text:c="8"/>1.355 <text:s text:c="3"/>or <text:s text:c="4"/>0 rev + <text:s text:c="2"/>1.355 de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Georgia1" svg:font-family="Georgia" style:font-family-generic="modern"/>
    <style:font-face style:name="Georgia" svg:font-family="Georgia"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4-03-19T14:12:13</meta:creation-date>
    <dc:date>2014-08-26T20:22:02</dc:date>
    <dc:creator>Ryan </dc:creator>
    <meta:editing-duration>P1DT12H3M36S</meta:editing-duration>
    <meta:editing-cycles>38</meta:editing-cycles>
    <meta:generator>LibreOffice/3.6$Linux_X86_64 LibreOffice_project/360m1$Build-304</meta:generator>
    <meta:printed-by>Ryan </meta:printed-by>
    <meta:print-date>2014-08-26T06:50:48</meta:print-date>
    <meta:document-statistic meta:table-count="0" meta:image-count="0" meta:object-count="0" meta:page-count="6" meta:paragraph-count="186" meta:word-count="2414" meta:character-count="14196" meta:non-whitespace-character-count="10526"/>
  </office:meta>
</office:document-meta>
</file>